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3a82f47040" style:family="table" style:master-page-name="ta-mp-0x7f3a82f47040">
      <style:table-properties table:display="true" style:writing-mode="lr-tb"/>
    </style:style>
    <style:style style:name="ta-0x7f3a82f47230" style:family="table" style:master-page-name="ta-mp-0x7f3a82f47230">
      <style:table-properties table:display="true" style:writing-mode="lr-tb"/>
    </style:style>
    <style:style style:name="ta-0x7f3a82f47420" style:family="table" style:master-page-name="ta-mp-0x7f3a82f47420">
      <style:table-properties table:display="true" style:writing-mode="lr-tb"/>
    </style:style>
    <style:style style:name="ta-0x7f3a82f47610" style:family="table" style:master-page-name="ta-mp-0x7f3a82f47610">
      <style:table-properties table:display="true" style:writing-mode="lr-tb"/>
    </style:style>
    <style:style style:name="ta-0x7f3a82f47800" style:family="table" style:master-page-name="ta-mp-0x7f3a82f47800">
      <style:table-properties table:display="true" style:writing-mode="lr-tb"/>
    </style:style>
    <style:style style:name="ta-0x7f3a82f479f0" style:family="table" style:master-page-name="ta-mp-0x7f3a82f47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3a82f2634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a82f2647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a82f2659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003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266c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a82f26b6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3a82f004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267e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a82f26c8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26ed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270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3a82f26db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3a82f26a3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2691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2712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a82f275c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3a82f005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2725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a82f276f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2794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27a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3a82f2781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3a82f274a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2737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27b9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a82f2803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3a82f006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27cb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a82f2815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283a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284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3a82f2828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3a82f27f0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27de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285f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a82f28a9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3a82f007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2872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a82f28bc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28e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28f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3a82f28c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3a82f2897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288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290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a82f2950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3a82f009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291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a82f2962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4e30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4e4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3a82f2975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3a82f293d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a82f292b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/>
    <style:style style:name="ACOL-3" style:family="table-column">
      <style:table-column-properties style:column-width="129.75pt" style:use-optimal-column-width="true"/>
    </style:style>
    <style:style style:name="ACOL-4" style:family="table-column">
      <style:table-column-properties style:column-width="178.70pt" style:use-optimal-column-width="true"/>
    </style:style>
    <style:style style:name="ACOL-5" style:family="table-column">
      <style:table-column-properties style:column-width="64.50pt" style:use-optimal-column-width="true"/>
    </style:style>
    <style:style style:name="ACOL-6" style:family="table-column">
      <style:table-column-properties style:column-width="110.24pt" style:use-optimal-column-width="true"/>
    </style:style>
    <style:style style:name="ACOL-7" style:family="table-column">
      <style:table-column-properties style:column-width="63.00pt" style:use-optimal-column-width="true"/>
    </style:style>
    <style:style style:name="ACOL-8" style:family="table-column">
      <style:table-column-properties style:column-width="149.25pt" style:use-optimal-column-width="fals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3a82f4704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3a82f2634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3a82f26470" office:value-type="string">
            <text:p>askaMerchantForm</text:p>
          </table:table-cell>
          <table:table-cell table:number-columns-repeated="127" table:style-name="Gnumeric-default"/>
        </table:table-row>
        <table:table-row table:style-name="AROW-2">
          <table:table-cell table:style-name="ACE-0x7f3a82f26598" office:value-type="string">
            <text:p>merchantConnect</text:p>
          </table:table-cell>
          <table:table-cell table:number-columns-repeated="127" table:style-name="Gnumeric-default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2" gnm:cursor-row="2">
          <gnm:selection gnm:start-col="2" gnm:start-row="2" gnm:end-col="2" gnm:end-row="2"/>
        </gnm:selections>
      </table:table>
      <table:table table:name="AQA1_TestData" table:style-name="ta-0x7f3a82f47230" table:print="false">
        <office:forms form:automatic-focus="false" form:apply-design-mode="false">
          <form:form/>
        </office:forms>
        <table:table-column table:default-cell-style-name="ACE-0x7f3a82f00480" table:style-name="ACOL-3"/>
        <table:table-column table:default-cell-style-name="ACE-0x7f3a82f00480" table:style-name="ACOL-4"/>
        <table:table-column table:default-cell-style-name="ACE-0x7f3a82f00480" table:style-name="ACOL-5"/>
        <table:table-column table:default-cell-style-name="ACE-0x7f3a82f00480" table:style-name="ACOL-6"/>
        <table:table-column table:default-cell-style-name="ACE-0x7f3a82f00480" table:style-name="ACOL-7"/>
        <table:table-column table:default-cell-style-name="ACE-0x7f3a82f00480" table:style-name="ACOL-0" table:number-columns-repeated="4"/>
        <table:table-column table:default-cell-style-name="ACE-0x7f3a82f00480" table:style-name="ACOL-8"/>
        <table:table-column table:default-cell-style-name="ACE-0x7f3a82f00480" table:style-name="ACOL-0" table:number-columns-repeated="118"/>
        <table:table-row table:style-name="AROW-2">
          <table:table-cell table:style-name="ACE-0x7f3a82f266c0" office:value-type="string">
            <text:p>User Name</text:p>
          </table:table-cell>
          <table:table-cell table:style-name="ACE-0x7f3a82f267e8" office:value-type="string">
            <text:p>Password</text:p>
          </table:table-cell>
          <table:table-cell table:style-name="ACE-0x7f3a82f267e8" office:value-type="string">
            <text:p>Customer ID</text:p>
          </table:table-cell>
          <table:table-cell table:style-name="ACE-0x7f3a82f26910" office:value-type="string">
            <text:p>Product ID</text:p>
          </table:table-cell>
          <table:table-cell table:style-name="ACE-0x7f3a82f26910" office:value-type="string">
            <text:p>Merchant ID</text:p>
          </table:table-cell>
          <table:table-cell table:style-name="ACE-0x7f3a82f26910" office:value-type="string">
            <text:p>User Message</text:p>
          </table:table-cell>
          <table:table-cell table:style-name="ACE-0x7f3a82f26910" office:value-type="string">
            <text:p>Message ID</text:p>
          </table:table-cell>
          <table:table-cell table:style-name="ACE-0x7f3a82f26910" office:value-type="string">
            <text:p>Subject</text:p>
          </table:table-cell>
          <table:table-cell table:style-name="ACE-0x7f3a82f26910" office:value-type="string">
            <text:p>User Name</text:p>
          </table:table-cell>
          <table:table-cell table:style-name="ACE-0x7f3a82f26a38" office:value-type="string">
            <text:p>Email ID</text:p>
          </table:table-cell>
          <table:table-cell table:number-columns-repeated="118" table:style-name="ACE-0x7f3a82f00480"/>
        </table:table-row>
        <table:table-row table:style-name="AROW-2">
          <table:table-cell table:style-name="ACE-0x7f3a82f26b60" office:value-type="string">
            <text:p>aman.2185@hotmail.com</text:p>
          </table:table-cell>
          <table:table-cell table:style-name="ACE-0x7f3a82f26c88" office:value-type="string">
            <text:p>e10adc3949ba59abbe56e057f20f883e</text:p>
          </table:table-cell>
          <table:table-cell table:style-name="ACE-0x7f3a82f26c88" office:value-type="float" office:value="7179169">
            <text:p>7179169</text:p>
          </table:table-cell>
          <table:table-cell table:style-name="ACE-0x7f3a82f26c88" office:value-type="float" office:value="147400">
            <text:p>147400</text:p>
          </table:table-cell>
          <table:table-cell table:style-name="ACE-0x7f3a82f26db0" office:value-type="float" office:value="4250">
            <text:p>4250</text:p>
          </table:table-cell>
          <table:table-cell table:style-name="ACE-0x7f3a82f26c88" office:value-type="string">
            <text:p>test message</text:p>
          </table:table-cell>
          <table:table-cell table:style-name="ACE-0x7f3a82f26c88" office:value-type="float" office:value="187">
            <text:p>187</text:p>
          </table:table-cell>
          <table:table-cell table:style-name="ACE-0x7f3a82f26c88" office:value-type="string">
            <text:p>newtest has contacted you about [topic_name] Decorative Diyas (Deepak) / Kankavati / Candle Stand - D002</text:p>
          </table:table-cell>
          <table:table-cell table:style-name="ACE-0x7f3a82f26c88" office:value-type="string">
            <text:p>testapiuser@shopclues.com</text:p>
          </table:table-cell>
          <table:table-cell table:style-name="ACE-0x7f3a82f26ed8" office:value-type="string">
            <text:p>arun3.kumar@shopclues.com</text:p>
          </table:table-cell>
          <table:table-cell table:number-columns-repeated="118" table:style-name="ACE-0x7f3a82f00480"/>
        </table:table-row>
        <table:table-row table:style-name="AROW-4">
          <table:table-cell table:number-columns-repeated="3" table:style-name="ACE-0x7f3a82f00480"/>
          <table:table-cell table:style-name="ACE-0x7f3a82f27000"/>
          <table:table-cell table:number-columns-repeated="124" table:style-name="ACE-0x7f3a82f00480"/>
        </table:table-row>
        <table:table-row table:style-name="AROW-2">
          <table:table-cell table:number-columns-repeated="128"/>
        </table:table-row>
        <table:table-row table:style-name="AROW-0" table:number-rows-repeated="8">
          <table:table-cell table:number-columns-repeated="128"/>
        </table:table-row>
        <table:table-row table:style-name="AROW-0">
          <table:table-cell table:number-columns-repeated="128" table:style-name="ACE-0x7f3a82f00480"/>
        </table:table-row>
        <table:table-row table:style-name="AROW-0" table:number-rows-repeated="115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1" gnm:cursor-row="1">
          <gnm:selection gnm:start-col="1" gnm:start-row="1" gnm:end-col="1" gnm:end-row="1"/>
        </gnm:selections>
      </table:table>
      <table:table table:name="AQA2_TestData" table:style-name="ta-0x7f3a82f47420" table:print="false">
        <office:forms form:automatic-focus="false" form:apply-design-mode="false">
          <form:form/>
        </office:forms>
        <table:table-column table:default-cell-style-name="ACE-0x7f3a82f005a8" table:style-name="ACOL-3"/>
        <table:table-column table:default-cell-style-name="ACE-0x7f3a82f005a8" table:style-name="ACOL-4"/>
        <table:table-column table:default-cell-style-name="ACE-0x7f3a82f005a8" table:style-name="ACOL-5"/>
        <table:table-column table:default-cell-style-name="ACE-0x7f3a82f005a8" table:style-name="ACOL-6"/>
        <table:table-column table:default-cell-style-name="ACE-0x7f3a82f005a8" table:style-name="ACOL-7"/>
        <table:table-column table:default-cell-style-name="ACE-0x7f3a82f005a8" table:style-name="ACOL-0" table:number-columns-repeated="4"/>
        <table:table-column table:default-cell-style-name="ACE-0x7f3a82f005a8" table:style-name="ACOL-8"/>
        <table:table-column table:default-cell-style-name="ACE-0x7f3a82f005a8" table:style-name="ACOL-0" table:number-columns-repeated="118"/>
        <table:table-row table:style-name="AROW-2">
          <table:table-cell table:style-name="ACE-0x7f3a82f27128" office:value-type="string">
            <text:p>User Name</text:p>
          </table:table-cell>
          <table:table-cell table:style-name="ACE-0x7f3a82f27250" office:value-type="string">
            <text:p>Password</text:p>
          </table:table-cell>
          <table:table-cell table:style-name="ACE-0x7f3a82f27250" office:value-type="string">
            <text:p>Customer ID</text:p>
          </table:table-cell>
          <table:table-cell table:style-name="ACE-0x7f3a82f27378" office:value-type="string">
            <text:p>Product ID</text:p>
          </table:table-cell>
          <table:table-cell table:style-name="ACE-0x7f3a82f27378" office:value-type="string">
            <text:p>Merchant ID</text:p>
          </table:table-cell>
          <table:table-cell table:style-name="ACE-0x7f3a82f27378" office:value-type="string">
            <text:p>User Message</text:p>
          </table:table-cell>
          <table:table-cell table:style-name="ACE-0x7f3a82f27378" office:value-type="string">
            <text:p>Message ID</text:p>
          </table:table-cell>
          <table:table-cell table:style-name="ACE-0x7f3a82f27378" office:value-type="string">
            <text:p>Subject</text:p>
          </table:table-cell>
          <table:table-cell table:style-name="ACE-0x7f3a82f27378" office:value-type="string">
            <text:p>User Name</text:p>
          </table:table-cell>
          <table:table-cell table:style-name="ACE-0x7f3a82f274a0" office:value-type="string">
            <text:p>Email ID</text:p>
          </table:table-cell>
          <table:table-cell table:number-columns-repeated="118" table:style-name="ACE-0x7f3a82f005a8"/>
        </table:table-row>
        <table:table-row table:style-name="AROW-2">
          <table:table-cell table:style-name="ACE-0x7f3a82f275c8" office:value-type="string">
            <text:p>aman.2185@hotmail.com</text:p>
          </table:table-cell>
          <table:table-cell table:style-name="ACE-0x7f3a82f276f0" office:value-type="string">
            <text:p>e10adc3949ba59abbe56e057f20f883e</text:p>
          </table:table-cell>
          <table:table-cell table:style-name="ACE-0x7f3a82f276f0" office:value-type="float" office:value="7179169">
            <text:p>7179169</text:p>
          </table:table-cell>
          <table:table-cell table:style-name="ACE-0x7f3a82f276f0" office:value-type="float" office:value="147400">
            <text:p>147400</text:p>
          </table:table-cell>
          <table:table-cell table:style-name="ACE-0x7f3a82f27818" office:value-type="float" office:value="4250">
            <text:p>4250</text:p>
          </table:table-cell>
          <table:table-cell table:style-name="ACE-0x7f3a82f276f0" office:value-type="string">
            <text:p>test message</text:p>
          </table:table-cell>
          <table:table-cell table:style-name="ACE-0x7f3a82f276f0" office:value-type="float" office:value="187">
            <text:p>187</text:p>
          </table:table-cell>
          <table:table-cell table:style-name="ACE-0x7f3a82f276f0" office:value-type="string">
            <text:p>newtest has contacted you about [topic_name] Decorative Diyas (Deepak) / Kankavati / Candle Stand - D002</text:p>
          </table:table-cell>
          <table:table-cell table:style-name="ACE-0x7f3a82f276f0" office:value-type="string">
            <text:p>testapiuser@shopclues.com</text:p>
          </table:table-cell>
          <table:table-cell table:style-name="ACE-0x7f3a82f27940" office:value-type="string">
            <text:p>arun3.kumar@shopclues.com</text:p>
          </table:table-cell>
          <table:table-cell table:number-columns-repeated="118" table:style-name="ACE-0x7f3a82f005a8"/>
        </table:table-row>
        <table:table-row table:style-name="AROW-4">
          <table:table-cell table:number-columns-repeated="3" table:style-name="ACE-0x7f3a82f005a8"/>
          <table:table-cell table:style-name="ACE-0x7f3a82f27a68"/>
          <table:table-cell table:number-columns-repeated="124" table:style-name="ACE-0x7f3a82f005a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3_TestData" table:style-name="ta-0x7f3a82f47610" table:print="false">
        <office:forms form:automatic-focus="false" form:apply-design-mode="false">
          <form:form/>
        </office:forms>
        <table:table-column table:default-cell-style-name="ACE-0x7f3a82f006d0" table:style-name="ACOL-3"/>
        <table:table-column table:default-cell-style-name="ACE-0x7f3a82f006d0" table:style-name="ACOL-4"/>
        <table:table-column table:default-cell-style-name="ACE-0x7f3a82f006d0" table:style-name="ACOL-5"/>
        <table:table-column table:default-cell-style-name="ACE-0x7f3a82f006d0" table:style-name="ACOL-6"/>
        <table:table-column table:default-cell-style-name="ACE-0x7f3a82f006d0" table:style-name="ACOL-7"/>
        <table:table-column table:default-cell-style-name="ACE-0x7f3a82f006d0" table:style-name="ACOL-0" table:number-columns-repeated="4"/>
        <table:table-column table:default-cell-style-name="ACE-0x7f3a82f006d0" table:style-name="ACOL-8"/>
        <table:table-column table:default-cell-style-name="ACE-0x7f3a82f006d0" table:style-name="ACOL-0" table:number-columns-repeated="118"/>
        <table:table-row table:style-name="AROW-2">
          <table:table-cell table:style-name="ACE-0x7f3a82f27b90" office:value-type="string">
            <text:p>User Name</text:p>
          </table:table-cell>
          <table:table-cell table:style-name="ACE-0x7f3a82f27cb8" office:value-type="string">
            <text:p>Password</text:p>
          </table:table-cell>
          <table:table-cell table:style-name="ACE-0x7f3a82f27cb8" office:value-type="string">
            <text:p>Customer ID</text:p>
          </table:table-cell>
          <table:table-cell table:style-name="ACE-0x7f3a82f27de0" office:value-type="string">
            <text:p>Product ID</text:p>
          </table:table-cell>
          <table:table-cell table:style-name="ACE-0x7f3a82f27de0" office:value-type="string">
            <text:p>Merchant ID</text:p>
          </table:table-cell>
          <table:table-cell table:style-name="ACE-0x7f3a82f27de0" office:value-type="string">
            <text:p>User Message</text:p>
          </table:table-cell>
          <table:table-cell table:style-name="ACE-0x7f3a82f27de0" office:value-type="string">
            <text:p>Message ID</text:p>
          </table:table-cell>
          <table:table-cell table:style-name="ACE-0x7f3a82f27de0" office:value-type="string">
            <text:p>Subject</text:p>
          </table:table-cell>
          <table:table-cell table:style-name="ACE-0x7f3a82f27de0" office:value-type="string">
            <text:p>User Name</text:p>
          </table:table-cell>
          <table:table-cell table:style-name="ACE-0x7f3a82f27f08" office:value-type="string">
            <text:p>Email ID</text:p>
          </table:table-cell>
          <table:table-cell table:number-columns-repeated="118" table:style-name="ACE-0x7f3a82f006d0"/>
        </table:table-row>
        <table:table-row table:style-name="AROW-2">
          <table:table-cell table:style-name="ACE-0x7f3a82f28030" office:value-type="string">
            <text:p>aman.2185@hotmail.com</text:p>
          </table:table-cell>
          <table:table-cell table:style-name="ACE-0x7f3a82f28158" office:value-type="string">
            <text:p>e10adc3949ba59abbe56e057f20f883e</text:p>
          </table:table-cell>
          <table:table-cell table:style-name="ACE-0x7f3a82f28158" office:value-type="float" office:value="7179169">
            <text:p>7179169</text:p>
          </table:table-cell>
          <table:table-cell table:style-name="ACE-0x7f3a82f28158" office:value-type="float" office:value="147400">
            <text:p>147400</text:p>
          </table:table-cell>
          <table:table-cell table:style-name="ACE-0x7f3a82f28280" office:value-type="float" office:value="4250">
            <text:p>4250</text:p>
          </table:table-cell>
          <table:table-cell table:style-name="ACE-0x7f3a82f28158" office:value-type="string">
            <text:p>test message</text:p>
          </table:table-cell>
          <table:table-cell table:style-name="ACE-0x7f3a82f28158" office:value-type="float" office:value="187">
            <text:p>187</text:p>
          </table:table-cell>
          <table:table-cell table:style-name="ACE-0x7f3a82f28158" office:value-type="string">
            <text:p>newtest has contacted you about [topic_name] Decorative Diyas (Deepak) / Kankavati / Candle Stand - D002</text:p>
          </table:table-cell>
          <table:table-cell table:style-name="ACE-0x7f3a82f28158" office:value-type="string">
            <text:p>testapiuser@shopclues.com</text:p>
          </table:table-cell>
          <table:table-cell table:style-name="ACE-0x7f3a82f283a8" office:value-type="string">
            <text:p>arun3.kumar@shopclues.com</text:p>
          </table:table-cell>
          <table:table-cell table:number-columns-repeated="118" table:style-name="ACE-0x7f3a82f006d0"/>
        </table:table-row>
        <table:table-row table:style-name="AROW-4">
          <table:table-cell table:number-columns-repeated="3" table:style-name="ACE-0x7f3a82f006d0"/>
          <table:table-cell table:style-name="ACE-0x7f3a82f284d0"/>
          <table:table-cell table:number-columns-repeated="124" table:style-name="ACE-0x7f3a82f006d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4_TestData" table:style-name="ta-0x7f3a82f47800" table:print="false">
        <office:forms form:automatic-focus="false" form:apply-design-mode="false">
          <form:form/>
        </office:forms>
        <table:table-column table:default-cell-style-name="ACE-0x7f3a82f007f8" table:style-name="ACOL-3"/>
        <table:table-column table:default-cell-style-name="ACE-0x7f3a82f007f8" table:style-name="ACOL-4"/>
        <table:table-column table:default-cell-style-name="ACE-0x7f3a82f007f8" table:style-name="ACOL-5"/>
        <table:table-column table:default-cell-style-name="ACE-0x7f3a82f007f8" table:style-name="ACOL-6"/>
        <table:table-column table:default-cell-style-name="ACE-0x7f3a82f007f8" table:style-name="ACOL-7"/>
        <table:table-column table:default-cell-style-name="ACE-0x7f3a82f007f8" table:style-name="ACOL-0" table:number-columns-repeated="4"/>
        <table:table-column table:default-cell-style-name="ACE-0x7f3a82f007f8" table:style-name="ACOL-8"/>
        <table:table-column table:default-cell-style-name="ACE-0x7f3a82f007f8" table:style-name="ACOL-0" table:number-columns-repeated="118"/>
        <table:table-row table:style-name="AROW-2">
          <table:table-cell table:style-name="ACE-0x7f3a82f285f8" office:value-type="string">
            <text:p>User Name</text:p>
          </table:table-cell>
          <table:table-cell table:style-name="ACE-0x7f3a82f28720" office:value-type="string">
            <text:p>Password</text:p>
          </table:table-cell>
          <table:table-cell table:style-name="ACE-0x7f3a82f28720" office:value-type="string">
            <text:p>Customer ID</text:p>
          </table:table-cell>
          <table:table-cell table:style-name="ACE-0x7f3a82f28848" office:value-type="string">
            <text:p>Product ID</text:p>
          </table:table-cell>
          <table:table-cell table:style-name="ACE-0x7f3a82f28848" office:value-type="string">
            <text:p>Merchant ID</text:p>
          </table:table-cell>
          <table:table-cell table:style-name="ACE-0x7f3a82f28848" office:value-type="string">
            <text:p>User Message</text:p>
          </table:table-cell>
          <table:table-cell table:style-name="ACE-0x7f3a82f28848" office:value-type="string">
            <text:p>Message ID</text:p>
          </table:table-cell>
          <table:table-cell table:style-name="ACE-0x7f3a82f28848" office:value-type="string">
            <text:p>Subject</text:p>
          </table:table-cell>
          <table:table-cell table:style-name="ACE-0x7f3a82f28848" office:value-type="string">
            <text:p>User Name</text:p>
          </table:table-cell>
          <table:table-cell table:style-name="ACE-0x7f3a82f28970" office:value-type="string">
            <text:p>Email ID</text:p>
          </table:table-cell>
          <table:table-cell table:number-columns-repeated="118" table:style-name="ACE-0x7f3a82f007f8"/>
        </table:table-row>
        <table:table-row table:style-name="AROW-2">
          <table:table-cell table:style-name="ACE-0x7f3a82f28a98" office:value-type="string">
            <text:p>aman.2185@hotmail.com</text:p>
          </table:table-cell>
          <table:table-cell table:style-name="ACE-0x7f3a82f28bc0" office:value-type="string">
            <text:p>e10adc3949ba59abbe56e057f20f883e</text:p>
          </table:table-cell>
          <table:table-cell table:style-name="ACE-0x7f3a82f28bc0" office:value-type="float" office:value="7179169">
            <text:p>7179169</text:p>
          </table:table-cell>
          <table:table-cell table:style-name="ACE-0x7f3a82f28bc0" office:value-type="float" office:value="147400">
            <text:p>147400</text:p>
          </table:table-cell>
          <table:table-cell table:style-name="ACE-0x7f3a82f28ce8" office:value-type="float" office:value="4250">
            <text:p>4250</text:p>
          </table:table-cell>
          <table:table-cell table:style-name="ACE-0x7f3a82f28bc0" office:value-type="string">
            <text:p>test message</text:p>
          </table:table-cell>
          <table:table-cell table:style-name="ACE-0x7f3a82f28bc0" office:value-type="float" office:value="187">
            <text:p>187</text:p>
          </table:table-cell>
          <table:table-cell table:style-name="ACE-0x7f3a82f28bc0" office:value-type="string">
            <text:p>newtest has contacted you about [topic_name] Decorative Diyas (Deepak) / Kankavati / Candle Stand - D002</text:p>
          </table:table-cell>
          <table:table-cell table:style-name="ACE-0x7f3a82f28bc0" office:value-type="string">
            <text:p>testapiuser@shopclues.com</text:p>
          </table:table-cell>
          <table:table-cell table:style-name="ACE-0x7f3a82f28e10" office:value-type="string">
            <text:p>arun3.kumar@shopclues.com</text:p>
          </table:table-cell>
          <table:table-cell table:number-columns-repeated="118" table:style-name="ACE-0x7f3a82f007f8"/>
        </table:table-row>
        <table:table-row table:style-name="AROW-4">
          <table:table-cell table:number-columns-repeated="3" table:style-name="ACE-0x7f3a82f007f8"/>
          <table:table-cell table:style-name="ACE-0x7f3a82f28f38"/>
          <table:table-cell table:number-columns-repeated="124" table:style-name="ACE-0x7f3a82f007f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5_TestData" table:style-name="ta-0x7f3a82f479f0" table:print="false">
        <office:forms form:automatic-focus="false" form:apply-design-mode="false">
          <form:form/>
        </office:forms>
        <table:table-column table:default-cell-style-name="ACE-0x7f3a82f00920" table:style-name="ACOL-3"/>
        <table:table-column table:default-cell-style-name="ACE-0x7f3a82f00920" table:style-name="ACOL-4"/>
        <table:table-column table:default-cell-style-name="ACE-0x7f3a82f00920" table:style-name="ACOL-5"/>
        <table:table-column table:default-cell-style-name="ACE-0x7f3a82f00920" table:style-name="ACOL-6"/>
        <table:table-column table:default-cell-style-name="ACE-0x7f3a82f00920" table:style-name="ACOL-7"/>
        <table:table-column table:default-cell-style-name="ACE-0x7f3a82f00920" table:style-name="ACOL-0" table:number-columns-repeated="4"/>
        <table:table-column table:default-cell-style-name="ACE-0x7f3a82f00920" table:style-name="ACOL-8"/>
        <table:table-column table:default-cell-style-name="ACE-0x7f3a82f00920" table:style-name="ACOL-0" table:number-columns-repeated="118"/>
        <table:table-row table:style-name="AROW-2">
          <table:table-cell table:style-name="ACE-0x7f3a82f29060" office:value-type="string">
            <text:p>User Name</text:p>
          </table:table-cell>
          <table:table-cell table:style-name="ACE-0x7f3a82f29188" office:value-type="string">
            <text:p>Password</text:p>
          </table:table-cell>
          <table:table-cell table:style-name="ACE-0x7f3a82f29188" office:value-type="string">
            <text:p>Customer ID</text:p>
          </table:table-cell>
          <table:table-cell table:style-name="ACE-0x7f3a82f292b0" office:value-type="string">
            <text:p>Product ID</text:p>
          </table:table-cell>
          <table:table-cell table:style-name="ACE-0x7f3a82f292b0" office:value-type="string">
            <text:p>Merchant ID</text:p>
          </table:table-cell>
          <table:table-cell table:style-name="ACE-0x7f3a82f292b0" office:value-type="string">
            <text:p>User Message</text:p>
          </table:table-cell>
          <table:table-cell table:style-name="ACE-0x7f3a82f292b0" office:value-type="string">
            <text:p>Message ID</text:p>
          </table:table-cell>
          <table:table-cell table:style-name="ACE-0x7f3a82f292b0" office:value-type="string">
            <text:p>Subject</text:p>
          </table:table-cell>
          <table:table-cell table:style-name="ACE-0x7f3a82f292b0" office:value-type="string">
            <text:p>User Name</text:p>
          </table:table-cell>
          <table:table-cell table:style-name="ACE-0x7f3a82f293d8" office:value-type="string">
            <text:p>Email ID</text:p>
          </table:table-cell>
          <table:table-cell table:number-columns-repeated="118" table:style-name="ACE-0x7f3a82f00920"/>
        </table:table-row>
        <table:table-row table:style-name="AROW-2">
          <table:table-cell table:style-name="ACE-0x7f3a82f29500" office:value-type="string">
            <text:p>aman.2185@hotmail.com</text:p>
          </table:table-cell>
          <table:table-cell table:style-name="ACE-0x7f3a82f29628" office:value-type="string">
            <text:p>e10adc3949ba59abbe56e057f20f883e</text:p>
          </table:table-cell>
          <table:table-cell table:style-name="ACE-0x7f3a82f29628" office:value-type="float" office:value="7179169">
            <text:p>7179169</text:p>
          </table:table-cell>
          <table:table-cell table:style-name="ACE-0x7f3a82f29628" office:value-type="float" office:value="147400">
            <text:p>147400</text:p>
          </table:table-cell>
          <table:table-cell table:style-name="ACE-0x7f3a82f29750" office:value-type="float" office:value="4250">
            <text:p>4250</text:p>
          </table:table-cell>
          <table:table-cell table:style-name="ACE-0x7f3a82f29628" office:value-type="string">
            <text:p>test message</text:p>
          </table:table-cell>
          <table:table-cell table:style-name="ACE-0x7f3a82f29628" office:value-type="float" office:value="187">
            <text:p>187</text:p>
          </table:table-cell>
          <table:table-cell table:style-name="ACE-0x7f3a82f29628" office:value-type="string">
            <text:p>newtest has contacted you about [topic_name] Decorative Diyas (Deepak) / Kankavati / Candle Stand - D002</text:p>
          </table:table-cell>
          <table:table-cell table:style-name="ACE-0x7f3a82f29628" office:value-type="string">
            <text:p>testapiuser@shopclues.com</text:p>
          </table:table-cell>
          <table:table-cell table:style-name="ACE-0x7f3a82f4e308" office:value-type="string">
            <text:p>arun3.kumar@shopclues.com</text:p>
          </table:table-cell>
          <table:table-cell table:number-columns-repeated="118" table:style-name="ACE-0x7f3a82f00920"/>
        </table:table-row>
        <table:table-row table:style-name="AROW-4">
          <table:table-cell table:number-columns-repeated="3" table:style-name="ACE-0x7f3a82f00920"/>
          <table:table-cell table:style-name="ACE-0x7f3a82f4e430"/>
          <table:table-cell table:number-columns-repeated="124" table:style-name="ACE-0x7f3a82f0092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3a82f0f1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a82eead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a82f16e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a82f088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a82ee24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a82f183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3a82f47040" style:display-name="TestCase" style:page-layout-name="pl-0x7f3a82f0f1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a82f47230" style:display-name="AQA1_TestData" style:page-layout-name="pl-0x7f3a82eead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a82f47420" style:display-name="AQA2_TestData" style:page-layout-name="pl-0x7f3a82f16e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a82f47610" style:display-name="AQA3_TestData" style:page-layout-name="pl-0x7f3a82f088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a82f47800" style:display-name="AQA4_TestData" style:page-layout-name="pl-0x7f3a82ee24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a82f479f0" style:display-name="AQA5_TestData" style:page-layout-name="pl-0x7f3a82f183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0:20:29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